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0F0000000F34B6092E1AC2191F.png" manifest:media-type="image/png"/>
  <manifest:file-entry manifest:full-path="Pictures/10000201000000CC000002C5B02CE6CCFC5A7FAE.png" manifest:media-type="image/png"/>
  <manifest:file-entry manifest:full-path="Pictures/10000201000000C50000008E319D7C2E10360A11.png" manifest:media-type="image/png"/>
  <manifest:file-entry manifest:full-path="Pictures/100002010000000F0000006822EFD519614674C2.png" manifest:media-type="image/png"/>
  <manifest:file-entry manifest:full-path="Pictures/1000020100000196000001D6597BD56EBEB8FBD7.png" manifest:media-type="image/png"/>
  <manifest:file-entry manifest:full-path="Pictures/10000201000000660000006944EB9DDD49E9FBA4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10.034cm" svg:x="3.4cm" svg:y="3.8cm">
          <draw:image xlink:href="Pictures/1000020100000196000001D6597BD56EBEB8FBD7.png" xlink:type="simple" xlink:show="embed" xlink:actuate="onLoad">
            <text:p/>
          </draw:image>
        </draw:frame>
        <draw:frame draw:style-name="gr1" draw:text-style-name="P1" draw:layer="layout" svg:width="0.157cm" svg:height="1.094cm" svg:x="5.543cm" svg:y="10.106cm">
          <draw:image xlink:href="Pictures/100002010000000F0000006822EFD519614674C2.png" xlink:type="simple" xlink:show="embed" xlink:actuate="onLoad">
            <text:p/>
          </draw:image>
        </draw:frame>
        <draw:frame draw:style-name="gr1" draw:text-style-name="P1" draw:layer="layout" svg:width="1.072cm" svg:height="1.105cm" svg:x="6.5cm" svg:y="9.095cm">
          <draw:image xlink:href="Pictures/10000201000000660000006944EB9DDD49E9FBA4.png" xlink:type="simple" xlink:show="embed" xlink:actuate="onLoad">
            <text:p/>
          </draw:image>
        </draw:frame>
        <draw:frame draw:style-name="gr1" draw:text-style-name="P1" draw:layer="layout" svg:width="2.071cm" svg:height="1.493cm" svg:x="8.2cm" svg:y="7.807cm">
          <draw:image xlink:href="Pictures/10000201000000C50000008E319D7C2E10360A11.png" xlink:type="simple" xlink:show="embed" xlink:actuate="onLoad">
            <text:p/>
          </draw:image>
        </draw:frame>
        <draw:frame draw:style-name="gr1" draw:text-style-name="P1" draw:layer="layout" svg:width="2.145cm" svg:height="7.459cm" svg:x="10.73cm" svg:y="3.98cm">
          <draw:image xlink:href="Pictures/10000201000000CC000002C5B02CE6CCFC5A7FAE.png" xlink:type="simple" xlink:show="embed" xlink:actuate="onLoad">
            <text:p/>
          </draw:image>
        </draw:frame>
        <draw:g>
          <draw:frame draw:style-name="gr1" draw:text-style-name="P1" draw:layer="layout" svg:width="2.145cm" svg:height="7.459cm" svg:x="13.5cm" svg:y="3cm">
            <draw:image xlink:href="Pictures/10000201000000CC000002C5B02CE6CCFC5A7FAE.png" xlink:type="simple" xlink:show="embed" xlink:actuate="onLoad">
              <text:p/>
            </draw:image>
          </draw:frame>
          <draw:frame draw:style-name="gr1" draw:text-style-name="P1" draw:layer="layout" svg:width="2.145cm" svg:height="7.459cm" svg:x="15.6cm" svg:y="3cm">
            <draw:image xlink:href="Pictures/10000201000000CC000002C5B02CE6CCFC5A7FAE.png" xlink:type="simple" xlink:show="embed" xlink:actuate="onLoad">
              <text:p/>
            </draw:image>
          </draw:frame>
          <draw:frame draw:style-name="gr1" draw:text-style-name="P1" draw:layer="layout" svg:width="2.145cm" svg:height="7.459cm" svg:x="17.7cm" svg:y="3cm">
            <draw:image xlink:href="Pictures/10000201000000CC000002C5B02CE6CCFC5A7FAE.png" xlink:type="simple" xlink:show="embed" xlink:actuate="onLoad">
              <text:p/>
            </draw:image>
          </draw:frame>
          <draw:frame draw:style-name="gr1" draw:text-style-name="P1" draw:layer="layout" svg:width="2.145cm" svg:height="7.459cm" svg:x="19.8cm" svg:y="3cm">
            <draw:image xlink:href="Pictures/10000201000000CC000002C5B02CE6CCFC5A7FAE.png" xlink:type="simple" xlink:show="embed" xlink:actuate="onLoad">
              <text:p/>
            </draw:image>
          </draw:frame>
          <draw:frame draw:style-name="gr1" draw:text-style-name="P1" draw:layer="layout" svg:width="2.145cm" svg:height="7.459cm" svg:x="21.9cm" svg:y="3cm">
            <draw:image xlink:href="Pictures/10000201000000CC000002C5B02CE6CCFC5A7FAE.png" xlink:type="simple" xlink:show="embed" xlink:actuate="onLoad">
              <text:p/>
            </draw:image>
          </draw:frame>
        </draw:g>
        <draw:frame draw:style-name="gr1" draw:text-style-name="P1" draw:layer="layout" svg:width="0.195cm" svg:height="0.195cm" svg:x="4.7cm" svg:y="11.9cm">
          <draw:image xlink:href="Pictures/100002010000000F0000000F34B6092E1AC219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729fc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7:32:34.512224180</meta:creation-date>
    <dc:date>2018-03-20T08:10:44.946128974</dc:date>
    <meta:editing-duration>PT6M55S</meta:editing-duration>
    <meta:editing-cycles>1</meta:editing-cycles>
    <meta:document-statistic meta:object-count="12"/>
    <meta:generator>LibreOffice/6.0.2.1$Linux_X86_64 LibreOffice_project/00m0$Build-1</meta:generator>
  </office:meta>
</office:document-meta>
</file>